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officeooo:paragraph-rsid="001c7ab8" style:font-size-asian="12pt" style:font-size-complex="12pt"/>
    </style:style>
    <style:style style:name="P3" style:family="paragraph" style:parent-style-name="Text_20_body">
      <style:paragraph-properties fo:margin-top="0cm" fo:margin-bottom="0.499cm"/>
      <style:text-properties style:font-name="Times New Roman" fo:font-size="12pt" style:font-size-asian="12pt" style:font-size-complex="12pt"/>
    </style:style>
    <style:style style:name="P4" style:family="paragraph" style:parent-style-name="Text_20_body">
      <style:paragraph-properties fo:margin-top="0cm" fo:margin-bottom="0.499cm"/>
      <style:text-properties style:font-name="Times New Roman" fo:font-size="12pt" officeooo:paragraph-rsid="001f582f" style:font-size-asian="12pt" style:font-size-complex="12pt"/>
    </style:style>
    <style:style style:name="P5" style:family="paragraph" style:parent-style-name="Heading_20_1" style:master-page-name="HTML">
      <style:paragraph-properties style:page-number="auto"/>
    </style:style>
    <style:style style:name="P6" style:family="paragraph" style:parent-style-name="Heading_20_1">
      <style:paragraph-properties fo:break-before="page"/>
    </style:style>
    <style:style style:name="P7" style:family="paragraph" style:parent-style-name="Heading_20_2">
      <style:text-properties officeooo:rsid="001c7ab8" officeooo:paragraph-rsid="001c7ab8"/>
    </style:style>
    <style:style style:name="P8" style:family="paragraph" style:parent-style-name="Heading_20_2">
      <style:text-properties officeooo:paragraph-rsid="001f582f"/>
    </style:style>
    <style:style style:name="T1" style:family="text">
      <style:text-properties officeooo:rsid="001c7ab8"/>
    </style:style>
    <style:style style:name="T2" style:family="text">
      <style:text-properties officeooo:rsid="001d4af4"/>
    </style:style>
    <style:style style:name="T3" style:family="text">
      <style:text-properties officeooo:rsid="001ee3e4"/>
    </style:style>
    <style:style style:name="T4" style:family="text">
      <style:text-properties officeooo:rsid="001f582f"/>
    </style:style>
    <style:style style:name="T5" style:family="text">
      <style:text-properties officeooo:rsid="002132e3"/>
    </style:style>
    <style:style style:name="T6" style:family="text">
      <style:text-properties officeooo:rsid="00232ae9"/>
    </style:style>
    <style:style style:name="T7" style:family="text">
      <style:text-properties officeooo:rsid="00235195"/>
    </style:style>
    <style:style style:name="T8" style:family="text">
      <style:text-properties officeooo:rsid="0024aa71"/>
    </style:style>
    <style:style style:name="T9" style:family="text">
      <style:text-properties officeooo:rsid="0024ec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e7o3"/>Die Geistlichen </text:h>
      <text:h text:style-name="Heading_20_2" text:outline-level="2"><text:bookmark text:name="prkx"/>Der Kleriker </text:h>
      <text:p text:style-name="P1">Kleriker sind meist gottesfürchtige Menschen, die die Gabe der Heilung erhalten haben. Diese nutzen sie, um ihre Verbündeten genesen zu lassen, sie vor Schaden zu schützen und sie von dunkler Magie zu befreien. Ihre offensiven Fähigkeiten jedoch, sind stark eingeschränkt und alleine sind sie häufig nicht in der Lage, mächtige Feinde zu bezwingen.<text:bookmark text:name="p18m2"/><text:bookmark text:name="p18m3"/></text:p>
      <text:h text:style-name="Heading_20_2" text:outline-level="2"><text:bookmark text:name="prkx0"/>Der Nekromant </text:h>
      <text:p text:style-name="P3">Nekromanten sind die Gegenstücke zu Klerikern: zwar sind auch sie häufig gottesfürchtig, jedoch verehren sie andere Götter als der Großteil der Menschen. Durch eine harte Ausbildung und finsteren Studien sind sie schließlich in der Lage, die schwärzeste Magie zu beherrschen. Mit ihrer Hilfe fügen sie ihren Opfern langsam Schmerzen zu und beschwören Kreaturen aus den tiefen der Unterwelt, die sie für sich kämpfen lassen.<text:bookmark text:name="p18m5"/><text:line-break/>Doch eines sollte nicht vergessen werden: Auch wenn die Magie selbst eine dunkle ist, so muss sie nicht zwangsläufig einem bösen Zweck dienen. Es liegt in jedermanns eigener Hand, zu entscheiden, wofür sie genutzt wird.</text:p>
      <text:h text:style-name="P7" text:outline-level="2">Der Druide</text:h>
      <text:p text:style-name="P2"><text:span text:style-name="T1">Druiden sind natu</text:span><text:span text:style-name="T9">r</text:span><text:span text:style-name="T1">verbundene, ruhige Wanderer, die in Einklang mit ihrer Umwelt leben. Sie sind stets </text:span><text:span text:style-name="T2">darauf bedacht, alles im Gleichgewicht zu halten und ziehen von Ort zu Ort, um </text:span><text:span text:style-name="T3">anderen ihre Heil- <text:s/>und Zauberkünste </text:span><text:span text:style-name="T5">anzubieten. Ihre jahrelangen Studien der Tier</text:span><text:span text:style-name="T9">welt</text:span><text:span text:style-name="T5"> </text:span><text:span text:style-name="T6">haben ihnen die Fähigkeit verliehen, </text:span><text:span text:style-name="T7">die Gestalt dieser anzunehmen oder </text:span><text:span text:style-name="T8">sie als unterstützende Gefährten herbeizurufen.</text:span></text:p>
      <text:h text:style-name="P6" text:outline-level="1"><text:bookmark text:name="prkx1"/>Die Krieger </text:h>
      <text:h text:style-name="Heading_20_2" text:outline-level="2"><text:bookmark text:name="v5g70"/>Der Ritter </text:h>
      <text:p text:style-name="P3">Der Ritter ist ein starker Kämpfer, der an vorderster Front steht und eine dicke Rüstung trägt, die ihn besonders überlebensfähig macht. Er sorgt dafür, dass seine Feinde die weniger gut geschützten Nah- und Fernkämpfer nicht erreichen.<text:bookmark text:name="p18m15"/><text:line-break/>Durch seine kämpferische Ausstrahlung ist er in der Lage, die Moral und Kampfkraft seiner Gefährten zu steigern.<text:bookmark text:name="p18m16"/><text:bookmark text:name="p18m17"/></text:p>
      <text:h text:style-name="Heading_20_2" text:outline-level="2"><text:bookmark text:name="v5g71"/>Der Drachentöter </text:h>
      <text:p text:style-name="P3">Die meisten Drachentöter haben zwar noch nicht einmal einen Drachen zu Gesicht bekommen, sind aber dennoch äußerst ernstzunehmende Gegner. Sie agieren sehr offensiv und achten nicht besonders auf ihre Verteidigung, weshalb sie die Anwesenheit eines Ritters häufig nutzen, jedoch nicht schätzen.<text:bookmark text:name="p18m19"/><text:line-break/>Drachentöter beherrschen den Umgang mit ihren Waffen ausgezeichnet und sind in der Lage, enorm schnell eine ganze Reihe von Gegnern abzuschlachten<text:bookmark text:name="p18m20"/><text:bookmark text:name="p18m21"/>.</text:p>
      <text:h text:style-name="Heading_20_2" text:outline-level="2"><text:bookmark text:name="v5g72"/>Der Waldläufer </text:h>
      <text:p text:style-name="P3">Waldläufer sind Bogenschützen, die aus der Ferne agieren und von dort ihren Gegnern Schaden zufügen. Mit Hilfe von unterschiedlichen Pfeilarten schwächen und verlangsamen sie ihre Ziele. Im Nahkampf haben sie ihren Widersachern jedoch häufig nicht viel entgegenzusetzen, weshalb sie sich auf ihre Distanz zum Gegner verlassen und ihre Agilität verbessern, um schnell auf Abstand kommen zu können.</text:p>
      <text:h text:style-name="P6" text:outline-level="1"><text:bookmark text:name="prkx2"/>Die Magier </text:h>
      <text:h text:style-name="Heading_20_2" text:outline-level="2"><text:bookmark text:name="pv4z"/>Der Elementarmagier </text:h>
      <text:p text:style-name="P3">Elementarmagier sind trotz ihres häufig gebrechlich anmutenden Äußeren erbarmungslose Widersacher, die ihre Gegner mit den Kräften der vier Elemente Feuer, Wasser, Luft und Erde vernichten. Ihre Stärke zeigt sich besonders gegen mehrere Gegner, wenn sie die Erde unter den Füßen dieser in Flammen aufgehen oder mit einer Welle aus tiefstem Eis die Umwelt erschüttern lassen.</text:p>
      <text:h text:style-name="P8" text:outline-level="2">Der Astralwandler </text:h>
      <text:p text:style-name="P4"><text:bookmark text:name="p18m28"/><text:bookmark text:name="p18m29"/>Astralwandler sind eng mit der Zwischenwelt und den dortigen Geistern verbunden. Sie sind dazu in der Lage, sich selbst in diese Zwischenebene zu versetzen, ihren Körper aufzulösen und nur ihre astralen Ströme wandern zu lassen, sodass sie in ihre Feinde eindringen und sie entweder von innen heraus zerstören oder sie übernehmen können.<text:line-break/>Einige Astralwandler sind in ihrer Herrschaftsgewalt über die Geister so stark, dass sie ihnen befehlen können, sie ihrem Willen zu unterwerfen.</text:p>
      <text:h text:style-name="Heading_20_2" text:outline-level="2"><text:bookmark text:name="pv4z0"/>Der Illusionist <text:s/><text:span text:style-name="T4">(veraltet)</text:span></text:h>
      <text:p text:style-name="P3">Illusionisten manipulieren die Gedanken ihrer Opfer und gaukeln ihnen ihr eigenes, schreckliches Schicksal vor. Dadurch säen sie Verzweiflung oder Unvorsichtigkeit, was ihre Gegner stark schwächt. Einige besonders mächtige Illusionisten sind sogar in der Lage, ihre Opfer schreckliche Schmerzen empfinden zu lassen, oder ihnen vorzutäuschen, sie stünden in Flammen oder ertränken.<text:bookmark text:name="p18m31"/><text:bookmark text:name="p18m32"/></text:p>
      <text:h text:style-name="Heading_20_2" text:outline-level="2"><text:bookmark text:name="pv4z1"/>Der Zauberer </text:h>
      <text:p text:style-name="P1">Der Zauberer kontrolliert im Gegensatz zum Elementarmagier nicht die Gewalt der Elemente, sondern das feine Gefüge des Arkanen. Er kann seinen Gegnern ihre magische Kraft entziehen und auf sich selbst oder Verbündete übertragen, Zauber auf ihre Urheber zurücklenken oder sie sogar absorbieren, ohne selbst verletzt zu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8-13T14:18:08</meta:creation-date>
    <dc:language>en-US</dc:language>
    <meta:editing-cycles>43</meta:editing-cycles>
    <meta:editing-duration>PT02H11M53S</meta:editing-duration>
    <dc:date>2011-03-07T10:44:57</dc:date>
    <dc:creator>Tamino Dauth</dc:creator>
    <meta:document-statistic meta:table-count="0" meta:image-count="0" meta:object-count="0" meta:page-count="3" meta:paragraph-count="23" meta:word-count="631" meta:character-count="4323"/>
    <meta:user-defined meta:name="Info 1"/>
    <meta:user-defined meta:name="Info 2"/>
    <meta:user-defined meta:name="Info 3"/>
    <meta:user-defined meta:name="Info 4"/>
    <meta:hyperlink-behaviour office:target-frame-name="_top" xlink:show="replace"/>
  </office:meta>
</office:document-meta>
</file>